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5.669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5.745cm"/>
    </style:style>
    <style:style style:name="co8" style:family="table-column">
      <style:table-column-properties fo:break-before="auto" style:column-width="5.3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b613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fo:background-color="#eb613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ackground-color="#eb613d"/>
    </style:style>
    <style:style style:name="ce7" style:family="table-cell" style:parent-style-name="Default" style:data-style-name="N109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>
            <text:p>Terminvorschlag</text:p>
          </table:table-cell>
          <table:table-cell table:style-name="ce1" office:value-type="string">
            <text:p>Veranstaltung</text:p>
          </table:table-cell>
          <table:table-cell table:style-name="ce1" office:value-type="string">
            <text:p>Verantwortlich</text:p>
          </table:table-cell>
          <table:table-cell table:style-name="ce1" office:value-type="string">
            <text:p>Anz. TN</text:p>
          </table:table-cell>
          <table:table-cell table:style-name="ce1" office:value-type="string">
            <text:p>Umsatz</text:p>
          </table:table-cell>
          <table:table-cell table:style-name="ce1" office:value-type="string">
            <text:p>Gewinn</text:p>
          </table:table-cell>
          <table:table-cell table:style-name="ce1" office:value-type="string">
            <text:p>Hotelkosten (80% Ausbuchung)</text:p>
          </table:table-cell>
          <table:table-cell table:style-name="ce1" office:value-type="string">
            <text:p>Anzahlungen</text:p>
          </table:table-cell>
          <table:table-cell table:style-name="ce1" office:value-type="string">
            <text:p>Guid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8.03. - 25.03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7" office:value-type="currency" office:currency="EUR" office:value="19000">
            <text:p>19'000.00 EUR</text:p>
          </table:table-cell>
          <table:table-cell table:style-name="ce7" office:value-type="currency" office:currency="EUR" office:value="5000">
            <text:p>5'000.00 EUR</text:p>
          </table:table-cell>
          <table:table-cell table:style-name="ce7" office:value-type="currency" office:currency="EUR" office:value="13000">
            <text:p>13'000.00 EUR</text:p>
          </table:table-cell>
          <table:table-cell office:value-type="string">
            <text:p>1. Feb 17: 30% / 18. Feb 70%</text:p>
          </table:table-cell>
          <table:table-cell table:number-columns-repeated="1016"/>
        </table:table-row>
        <table:table-row table:style-name="ro1">
          <table:table-cell office:value-type="string">
            <text:p>25.03. - 01.04.2017</text:p>
          </table:table-cell>
          <table:table-cell office:value-type="string">
            <text:p>Saisonauftakt Chiavari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7" office:value-type="currency" office:currency="EUR" office:value="20000">
            <text:p>20'000.00 EUR</text:p>
          </table:table-cell>
          <table:table-cell table:style-name="ce7" office:value-type="currency" office:currency="EUR" office:value="6000">
            <text:p>6'000.00 EUR</text:p>
          </table:table-cell>
          <table:table-cell table:style-name="ce7" office:value-type="currency" office:currency="EUR" office:value="12000">
            <text:p>12'000.00 EUR</text:p>
          </table:table-cell>
          <table:table-cell office:value-type="string">
            <text:p>31. März 17: 100%</text:p>
          </table:table-cell>
          <table:table-cell table:number-columns-repeated="1016"/>
        </table:table-row>
        <table:table-row table:style-name="ro1">
          <table:table-cell office:value-type="string">
            <text:p>01.04. - 08.04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7" office:value-type="currency" office:currency="EUR" office:value="20000">
            <text:p>20'000.00 EUR</text:p>
          </table:table-cell>
          <table:table-cell table:style-name="ce7" office:value-type="currency" office:currency="EUR" office:value="5000">
            <text:p>5'000.00 EUR</text:p>
          </table:table-cell>
          <table:table-cell table:style-name="ce7" office:value-type="currency" office:currency="EUR" office:value="13650">
            <text:p>13'650.00 EUR</text:p>
          </table:table-cell>
          <table:table-cell office:value-type="string">
            <text:p>15. Feb 17: 30% / 1. März 70%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6.04 - 18.04.2017</text:p>
          </table:table-cell>
          <table:table-cell table:style-name="ce2" office:value-type="string">
            <text:p>OSTERN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>
            <text:p>28.04.-01.05.2017</text:p>
          </table:table-cell>
          <table:table-cell table:style-name="ce3" office:value-type="string">
            <text:p>Trainingswochenende im Jura</text:p>
          </table:table-cell>
          <table:table-cell table:style-name="ce3" office:value-type="string">
            <text:p>Lukas / Lutz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3"/>
          <table:table-cell table:style-name="ce3" office:value-type="string">
            <text:p>01. April 17: 50% (Annahme)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06.05. - 13.05.2017</text:p>
          </table:table-cell>
          <table:table-cell table:style-name="ce3" office:value-type="string">
            <text:p>Formaufbau in Ligurien</text:p>
          </table:table-cell>
          <table:table-cell table:style-name="ce3" office:value-type="string">
            <text:p>Lukas</text:p>
          </table:table-cell>
          <table:table-cell table:style-name="ce3" office:value-type="float" office:value="25">
            <text:p>25</text:p>
          </table:table-cell>
          <table:table-cell table:style-name="ce7" office:value-type="currency" office:currency="EUR" office:value="18000">
            <text:p>18'000.00 EUR</text:p>
          </table:table-cell>
          <table:table-cell table:style-name="ce7" office:value-type="currency" office:currency="EUR" office:value="5000">
            <text:p>5'000.00 EUR</text:p>
          </table:table-cell>
          <table:table-cell table:style-name="ce7" office:value-type="currency" office:currency="EUR" office:value="11000">
            <text:p>11'000.00 EUR</text:p>
          </table:table-cell>
          <table:table-cell table:style-name="ce3" office:value-type="string">
            <text:p>10. Mai 17: 100%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20.05. - 27.05.2017</text:p>
          </table:table-cell>
          <table:table-cell table:style-name="ce3" office:value-type="string">
            <text:p>Bergtraining in Ligurien</text:p>
          </table:table-cell>
          <table:table-cell table:style-name="ce3" office:value-type="string">
            <text:p>Lukas</text:p>
          </table:table-cell>
          <table:table-cell table:style-name="ce3" office:value-type="float" office:value="12">
            <text:p>12</text:p>
          </table:table-cell>
          <table:table-cell table:style-name="ce7" office:value-type="currency" office:currency="EUR" office:value="10500">
            <text:p>10'500.00 EUR</text:p>
          </table:table-cell>
          <table:table-cell table:style-name="ce7" office:value-type="currency" office:currency="EUR" office:value="3000">
            <text:p>3'000.00 EUR</text:p>
          </table:table-cell>
          <table:table-cell table:style-name="ce7" office:value-type="currency" office:currency="EUR" office:value="6000">
            <text:p>6'000.00 EUR</text:p>
          </table:table-cell>
          <table:table-cell table:style-name="ce3" office:value-type="string">
            <text:p>25. Mai 17: 100%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>
            <text:p>25.05.2017</text:p>
          </table:table-cell>
          <table:table-cell table:style-name="ce2" office:value-type="string">
            <text:p>CHRISTI HIMMELFAHRT</text:p>
          </table:table-cell>
          <table:table-cell table:style-name="ce2" table:number-columns-repeated="1022"/>
        </table:table-row>
        <table:table-row table:style-name="ro1">
          <table:table-cell table:style-name="ce5" office:value-type="string">
            <text:p>Anfang Juni</text:p>
          </table:table-cell>
          <table:table-cell office:value-type="string">
            <text:p>Toskana</text:p>
          </table:table-cell>
          <table:table-cell office:value-type="string">
            <text:p>Lutz</text:p>
          </table:table-cell>
          <table:table-cell office:value-type="float" office:value="35">
            <text:p>35</text:p>
          </table:table-cell>
          <table:table-cell table:style-name="ce7" office:value-type="currency" office:currency="EUR" office:value="32000">
            <text:p>32'000.00 EUR</text:p>
          </table:table-cell>
          <table:table-cell table:style-name="ce7" office:value-type="currency" office:currency="EUR" office:value="9000">
            <text:p>9'000.00 EUR</text:p>
          </table:table-cell>
          <table:table-cell table:style-name="ce7" office:value-type="currency" office:currency="EUR" office:value="19000">
            <text:p>19'000.00 EUR</text:p>
          </table:table-cell>
          <table:table-cell office:value-type="string">
            <text:p>1. Feb 17: 30%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03.06. - 05.06.2017</text:p>
          </table:table-cell>
          <table:table-cell table:style-name="ce2" office:value-type="string">
            <text:p>PFINGSTEN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24.06. - 01.07.2017</text:p>
          </table:table-cell>
          <table:table-cell office:value-type="string">
            <text:p>Pässewoche im Südtirol</text:p>
          </table:table-cell>
          <table:table-cell office:value-type="string">
            <text:p>Ruth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16.09. - 23.09.2017</text:p>
          </table:table-cell>
          <table:table-cell office:value-type="string">
            <text:p>Saisonausklang in Ligurien</text:p>
          </table:table-cell>
          <table:table-cell office:value-type="string">
            <text:p>Lukas</text:p>
          </table:table-cell>
          <table:table-cell office:value-type="float" office:value="15">
            <text:p>15</text:p>
          </table:table-cell>
          <table:table-cell table:style-name="ce7" office:value-type="currency" office:currency="EUR" office:value="11500">
            <text:p>11'500.00 EUR</text:p>
          </table:table-cell>
          <table:table-cell table:style-name="ce7" office:value-type="currency" office:currency="EUR" office:value="3000">
            <text:p>3'000.00 EUR</text:p>
          </table:table-cell>
          <table:table-cell table:style-name="ce7" office:value-type="currency" office:currency="EUR" office:value="7000">
            <text:p>7'000.00 EUR</text:p>
          </table:table-cell>
          <table:table-cell office:value-type="string">
            <text:p>20. Sept 17: 100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" table:formula="of:=SUM([.E3:.E20])" office:value-type="currency" office:currency="EUR" office:value="131000">
            <text:p>131'000.00 EUR</text:p>
          </table:table-cell>
          <table:table-cell table:style-name="ce1" table:formula="of:=SUM([.F3:.F20])" office:value-type="currency" office:currency="EUR" office:value="36000">
            <text:p>36'000.00 EUR</text:p>
          </table:table-cell>
          <table:table-cell table:style-name="ce1" table:formula="of:=SUM([.G3:.G20])" office:value-type="currency" office:currency="EUR" office:value="81650">
            <text:p>81'650.00 EUR</text:p>
          </table:table-cell>
          <table:table-cell table:number-columns-repeated="1017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.11.2015</text:date>, <text:time>17:42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1-01T23:05:39</meta:creation-date>
    <dc:date>2015-11-03T17:42:59</dc:date>
    <meta:editing-duration>PT00H41M08S</meta:editing-duration>
    <meta:editing-cycles>6</meta:editing-cycles>
    <meta:generator>NeoOffice/3.2015$Unix OpenOffice.org_project/</meta:generator>
    <meta:document-statistic meta:table-count="3" meta:cell-count="83" meta:object-count="0"/>
  </office:meta>
</office:document-meta>
</file>